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Karla" svg:font-family="Karl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1903in" table:align="margins" style:may-break-between-rows="false"/>
    </style:style>
    <style:style style:name="Table1.A" style:family="table-column">
      <style:table-column-properties style:column-width="1.9576in" style:rel-column-width="11464*"/>
    </style:style>
    <style:style style:name="Table1.B" style:family="table-column">
      <style:table-column-properties style:column-width="0.6458in" style:rel-column-width="3782*"/>
    </style:style>
    <style:style style:name="Table1.C" style:family="table-column">
      <style:table-column-properties style:column-width="1.3965in" style:rel-column-width="8178*"/>
    </style:style>
    <style:style style:name="Table1.D" style:family="table-column">
      <style:table-column-properties style:column-width="2.8118in" style:rel-column-width="16467*"/>
    </style:style>
    <style:style style:name="Table1.E" style:family="table-column">
      <style:table-column-properties style:column-width="4.3785in" style:rel-column-width="25644*"/>
    </style:style>
    <style:style style:name="Table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.E1" style:family="table-cell">
      <style:table-cell-properties fo:padding="0.0382in" fo:border="0.0069in solid #000000"/>
    </style:style>
    <style:style style:name="Table1.A2" style:family="table-cell">
      <style:table-cell-properties fo:padding="0.0382in" fo:border-left="0.0069in solid #000000" fo:border-right="none" fo:border-top="none" fo:border-bottom="0.0069in solid #000000"/>
    </style:style>
    <style:style style:name="Table1.E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text-properties fo:color="#ff3333" style:font-name="Karla" fo:font-size="10.5pt" fo:font-weight="bold" style:font-size-asian="10.5pt" style:font-weight-asian="bold" style:font-size-complex="10.5pt" style:font-weight-complex="bold"/>
    </style:style>
    <style:style style:name="P2" style:family="paragraph" style:parent-style-name="Header">
      <style:text-properties fo:color="#ff3333" style:font-name="Karla"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text-properties style:font-name="Karla" fo:font-size="10pt" style:font-size-asian="10pt" style:font-size-complex="10pt"/>
    </style:style>
    <style:style style:name="P4" style:family="paragraph" style:parent-style-name="Table_20_Heading">
      <style:paragraph-properties fo:text-align="center" style:justify-single-word="false"/>
      <style:text-properties fo:color="#0084d1" style:font-name="Karla" fo:font-size="10pt" style:font-size-asian="10pt" style:font-size-complex="10pt"/>
    </style:style>
    <style:style style:name="P5" style:family="paragraph" style:parent-style-name="Table_20_Contents">
      <style:text-properties style:font-name="Karla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Karla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Karla" fo:font-size="10pt" style:font-size-asian="10pt" style:font-size-complex="10pt"/>
    </style:style>
    <style:style style:name="P8" style:family="paragraph" style:parent-style-name="Table_20_Contents">
      <style:text-properties style:font-name="Karla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Karla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Karla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4">Function Name</text:p>
            </table:table-cell>
            <table:table-cell table:style-name="Table1.A1" office:value-type="string">
              <text:p text:style-name="P4">Method</text:p>
            </table:table-cell>
            <table:table-cell table:style-name="Table1.A1" office:value-type="string">
              <text:p text:style-name="P4">Parameters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E1" office:value-type="string">
              <text:p text:style-name="P4">Response</text:p>
            </table:table-cell>
          </table:table-row>
        </table:table-header-rows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Karla" svg:font-family="Karl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5953in" style:type="center"/>
          <style:tab-stop style:position="11.190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ff3333" style:font-name="Karla" fo:font-size="10.5pt" fo:font-weight="bold" style:font-size-asian="10.5pt" style:font-weight-asian="bold" style:font-size-complex="10.5pt" style:font-weight-complex="bold"/>
    </style:style>
    <style:style style:name="MP2" style:family="paragraph" style:parent-style-name="Header">
      <style:text-properties fo:color="#ff3333" style:font-name="Karla" fo:font-size="10.5pt" fo:font-weight="normal" style:font-size-asian="10.5pt" style:font-weight-asian="normal" style:font-size-complex="10.5pt" style:font-weight-complex="normal"/>
    </style:style>
    <style:page-layout style:name="Mpm1">
      <style:page-layout-properties fo:page-width="11.6902in" fo:page-height="16.5402in" style:num-format="1" style:print-orientation="portrait" fo:margin-top="0.25in" fo:margin-bottom="0.25in" fo:margin-left="0.25in" fo:margin-right="0.2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URL for call webservice is : <text:s/></text:p>
        <text:p text:style-name="MP2">Note: Parameters with * are required to pass for complete proces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20T00:15:32.94</meta:creation-date>
    <meta:editing-duration>PT14M46S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1" meta:paragraph-count="7" meta:word-count="23" meta:character-count="144"/>
    <dc:date>2017-05-20T00:30:17.20</dc:date>
  </office:meta>
</office:document-meta>
</file>